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4404" officeooo:paragraph-rsid="00144404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1" text:anchor-type="as-char" svg:y="-0.172in" svg:width="1.8047in" svg:height="0.232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ct2" text:anchor-type="as-char" svg:y="-0.1744in" svg:width="1.8126in" svg:height="0.234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1" draw:name="Object3" text:anchor-type="as-char" svg:y="-0.3217in" svg:width="1.552in" svg:height="0.4701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<draw:frame draw:style-name="fr1" draw:name="Object4" text:anchor-type="as-char" svg:y="-0.2437in" svg:width="4.6154in" svg:height="0.3929in" draw:z-index="3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20:17:25.382802920</meta:creation-date>
    <meta:generator>LibreOffice/6.0.7.3$Linux_X86_64 LibreOffice_project/00m0$Build-3</meta:generator>
    <dc:date>2020-06-16T01:09:05.184427825</dc:date>
    <meta:editing-duration>PT3H49M59S</meta:editing-duration>
    <meta:editing-cycles>1</meta:editing-cycles>
    <meta:document-statistic meta:table-count="0" meta:image-count="0" meta:object-count="4" meta:page-count="1" meta:paragraph-count="4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i>X</mi>
      <mo stretchy="false">=</mo>
      <msup>
        <mrow>
          <mo fence="true" stretchy="false">[</mo>
          <mrow>
            <mrow>
              <msub>
                <mi>x</mi>
                <mn>1</mn>
              </msub>
              <mi>,</mi>
              <msub>
                <mi>x</mi>
                <mn>2</mn>
              </msub>
              <mi>,</mi>
              <mn>...</mn>
              <mi>,</mi>
              <msub>
                <mi>x</mi>
                <mi>N</mi>
              </msub>
            </mrow>
          </mrow>
          <mo fence="true" stretchy="false">]</mo>
        </mrow>
        <mi>T</mi>
      </msup>
      <mo stretchy="false">∈</mo>
      <msup>
        <mi>R</mi>
        <mrow>
          <mi>N</mi>
          <mo stretchy="false">×</mo>
          <mi>d</mi>
        </mrow>
      </msup>
    </mrow>
    <annotation encoding="StarMath 5.0">X = [ x_1 , x_2 , ..., x_N ]^T in R^{ N times d }</annotation>
  </semantics>
</math>
</file>

<file path=Object 2/content.xml><?xml version="1.0" encoding="utf-8"?>
<math xmlns="http://www.w3.org/1998/Math/MathML" display="block">
  <semantics>
    <mrow>
      <msub>
        <mi>x</mi>
        <mi>i</mi>
      </msub>
      <mo stretchy="false">=</mo>
      <msup>
        <mrow>
          <mo fence="true" stretchy="false">[</mo>
          <mrow>
            <mrow>
              <msup>
                <mi>x</mi>
                <mrow>
                  <mo fence="true" stretchy="false">(</mo>
                  <mrow>
                    <mn>1</mn>
                  </mrow>
                  <mo fence="true" stretchy="false">)</mo>
                </mrow>
              </msup>
              <mi>,</mi>
              <msup>
                <mi>x</mi>
                <mrow>
                  <mo fence="true" stretchy="false">(</mo>
                  <mrow>
                    <mn>2</mn>
                  </mrow>
                  <mo fence="true" stretchy="false">)</mo>
                </mrow>
              </msup>
              <mi>,</mi>
              <mn>...</mn>
              <mi>,</mi>
              <msup>
                <mi>x</mi>
                <mrow>
                  <mo fence="true" stretchy="false">(</mo>
                  <mrow>
                    <mi>d</mi>
                  </mrow>
                  <mo fence="true" stretchy="false">)</mo>
                </mrow>
              </msup>
            </mrow>
          </mrow>
          <mo fence="true" stretchy="false">]</mo>
        </mrow>
        <mi>T</mi>
      </msup>
      <mo stretchy="false">∈</mo>
      <msup>
        <mi>R</mi>
        <mi>d</mi>
      </msup>
    </mrow>
    <annotation encoding="StarMath 5.0">x_i = [ x^{(1)}, x^{(2)}, ..., x^{(d)} ]^T in R^d</annotation>
  </semantics>
</math>
</file>

<file path=Object 3/content.xml><?xml version="1.0" encoding="utf-8"?>
<math xmlns="http://www.w3.org/1998/Math/MathML" display="block">
  <semantics>
    <mrow>
      <mi mathvariant="italic">mean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sub>
              <mo stretchy="false">∑</mo>
              <mi>i</mi>
            </msub>
            <msub>
              <mi>x</mi>
              <mi>i</mi>
            </msub>
          </mrow>
          <mi>N</mi>
        </mfrac>
        <mo stretchy="false">∈</mo>
        <msup>
          <mi>R</mi>
          <mi>d</mi>
        </msup>
      </mrow>
    </mrow>
    <annotation encoding="StarMath 5.0">mean( X ) = { SUM_i x_i } over N in R^d</annotation>
  </semantics>
</math>
</file>

<file path=Object 4/content.xml><?xml version="1.0" encoding="utf-8"?>
<math xmlns="http://www.w3.org/1998/Math/MathML" display="block">
  <semantics>
    <mrow>
      <mi mathvariant="italic">cov</mi>
      <mrow>
        <mrow>
          <mo fence="true" stretchy="false">(</mo>
          <mrow>
            <mrow>
              <mtext>{</mtext>
              <msub>
                <mi>x</mi>
                <mi>i</mi>
              </msub>
              <mtext>}</mtext>
              <mi>,</mi>
              <mtext>{</mtext>
              <msub>
                <mi>x</mi>
                <mi>j</mi>
              </msub>
              <mtext>}</mtext>
            </mrow>
          </mrow>
          <mo fence="true" stretchy="false">)</mo>
        </mrow>
        <mo stretchy="false">=</mo>
        <mfrac>
          <mn>1</mn>
          <mi>N</mi>
        </mfrac>
      </mrow>
      <mrow>
        <msub>
          <mo stretchy="false">∑</mo>
          <mi>N</mi>
        </msub>
        <mrow>
          <mo fence="true" stretchy="false">(</mo>
          <mrow>
            <mrow>
              <mtext>{</mtext>
              <msub>
                <mi>x</mi>
                <mi>i</mi>
              </msub>
              <mrow>
                <mtext>}</mtext>
                <mo stretchy="false">−</mo>
                <mi mathvariant="italic">mean</mi>
              </mrow>
              <mrow>
                <mo fence="true" stretchy="false">(</mo>
                <mrow>
                  <mrow>
                    <mtext>{</mtext>
                    <msub>
                      <mi>x</mi>
                      <mi>i</mi>
                    </msub>
                    <mtext>}</mtext>
                  </mrow>
                </mrow>
                <mo fence="true" stretchy="false">)</mo>
              </mrow>
            </mrow>
          </mrow>
          <mo fence="true" stretchy="false">)</mo>
        </mrow>
      </mrow>
      <mrow>
        <mo fence="true" stretchy="false">(</mo>
        <mrow>
          <mrow>
            <mtext>{</mtext>
            <msub>
              <mi>x</mi>
              <mi>j</mi>
            </msub>
            <mrow>
              <mtext>}</mtext>
              <mo stretchy="false">−</mo>
              <mi mathvariant="italic">mean</mi>
            </mrow>
            <mrow>
              <mo fence="true" stretchy="false">(</mo>
              <mrow>
                <mrow>
                  <mtext>{</mtext>
                  <msub>
                    <mi>x</mi>
                    <mi>j</mi>
                  </msub>
                  <mtext>}</mtext>
                </mrow>
              </mrow>
              <mo fence="true" stretchy="false">)</mo>
            </mrow>
          </mrow>
        </mrow>
        <mo fence="true" stretchy="false">)</mo>
      </mrow>
    </mrow>
    <annotation encoding="StarMath 5.0">cov( "{"x_i"}", "{"x_j"}" ) = 1 over N SUM_N( "{"x_i"}"-mean("{"x_i"}") )( "{"x_j"}" - mean("{"x_j"}"))</annotation>
  </semantics>
</math>
</file>